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bin" svg:font-family="Cabin" style:font-adornments="Regular" style:font-pitch="variable"/>
    <style:font-face style:name="Cabin1"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Segoe UI" svg:font-family="'Segoe U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draw:marker-start-width="0.427cm" draw:marker-end-width="0.427cm" draw:fill="none" draw:fill-color="#141510" draw:textarea-vertical-align="middle" fo:padding-top="0.2cm" fo:padding-bottom="0.2cm" fo:padding-left="0.325cm" fo:padding-right="0.325cm" loext:decorative="false"/>
    </style:style>
    <style:style style:name="gr2" style:family="graphic">
      <style:graphic-properties style:protect="size" loext:decorative="false"/>
    </style:style>
    <style:style style:name="gr3" style:family="graphic" style:parent-style-name="Quote_20_Credit">
      <style:graphic-properties loext:decorative="false"/>
      <style:paragraph-properties style:writing-mode="lr-tb"/>
    </style:style>
    <style:style style:name="pr1" style:family="presentation" style:parent-style-name="Default-title">
      <style:graphic-properties draw:textarea-horizontal-align="center" fo:min-height="2.629cm" loext:decorative="false"/>
      <style:paragraph-properties style:writing-mode="lr-tb"/>
    </style:style>
    <style:style style:name="pr2" style:family="presentation" style:parent-style-name="Default-outline1">
      <style:graphic-properties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title">
      <style:graphic-properties draw:auto-grow-height="true" fo:min-height="3.777cm" loext:decorative="false"/>
      <style:paragraph-properties style:writing-mode="lr-tb"/>
    </style:style>
    <style:style style:name="pr6" style:family="presentation" style:parent-style-name="Default-subtitle">
      <style:graphic-properties draw:fill-color="#ffffff" fo:min-height="12.19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tyle="italic" style:font-style-asian="italic" style:font-style-complex="italic"/>
    </style:style>
    <style:style style:name="P3" style:family="paragraph">
      <style:paragraph-properties fo:line-height="0.33cm" fo:text-align="center"/>
      <style:text-properties fo:font-style="italic" style:font-style-asian="italic" style:font-style-complex="italic"/>
    </style:style>
    <style:style style:name="P4" style:family="paragraph">
      <loext:graphic-properties draw:fill="none" draw:fill-color="#141510"/>
      <style:paragraph-properties fo:text-align="center"/>
    </style:style>
    <style:style style:name="P5" style:family="paragraph">
      <loext:graphic-properties draw:fill-color="#ffffff"/>
    </style:style>
    <style:style style:name="P6" style:family="paragraph">
      <style:text-properties fo:hyphenate="false" loext:hyphenation-no-caps="false" loext:hyphenation-no-last-word="false"/>
    </style:style>
    <style:style style:name="P7" style:family="paragraph">
      <style:paragraph-properties fo:margin-top="0.42cm" fo:margin-bottom="0.35cm"/>
      <style:text-properties fo:font-size="32pt" style:font-size-asian="10pt" style:font-size-complex="10pt"/>
    </style:style>
    <style:style style:name="P8" style:family="paragraph">
      <loext:graphic-properties draw:fill-color="#ffffff"/>
      <style:paragraph-properties fo:margin-top="0.42cm" fo:margin-bottom="0.35cm"/>
      <style:text-properties fo:font-size="32pt" fo:font-style="italic" style:font-size-asian="10pt" style:font-style-asian="italic" style:font-size-complex="10pt" style:font-style-complex="italic"/>
    </style:style>
    <style:style style:name="P9" style:family="paragraph">
      <style:text-properties fo:font-size="26pt"/>
    </style:style>
    <style:style style:name="P10" style:family="paragraph">
      <style:text-properties fo:font-size="32pt"/>
    </style:style>
    <style:style style:name="P11" style:family="paragraph">
      <loext:graphic-properties draw:fill-color="#ffffff"/>
      <style:text-properties fo:font-size="32pt" fo:font-style="italic" style:font-style-asian="italic" style:font-style-complex="italic"/>
    </style:style>
    <style:style style:name="T1" style:family="text">
      <style:text-properties fo:font-size="54pt" style:font-size-asian="54pt" style:font-size-complex="54pt"/>
    </style:style>
    <style:style style:name="T2" style:family="text">
      <style:text-properties fo:font-size="54pt" fo:font-style="normal" style:font-size-asian="54pt" style:font-style-asian="normal" style:font-size-complex="54pt" style:font-style-complex="normal"/>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1.46cm" svg:height="4.633cm" svg:x="3.305cm" svg:y="4.019cm" presentation:class="title" presentation:user-transformed="true">
          <draw:text-box>
            <text:p text:style-name="P1"><text:span text:style-name="T1">Silly reasons to </text:span><text:span text:style-name="T2">not</text:span><text:span text:style-name="T2"><text:line-break/></text:span><text:span text:style-name="T1">make a puzzle game</text:span></text:p>
          </draw:text-box>
        </draw:frame>
        <draw:frame presentation:style-name="pr2" draw:text-style-name="P2" draw:layer="layout" svg:width="5.715cm" svg:height="2.54cm" svg:x="12.065cm" svg:y="11.43cm" presentation:class="outline" presentation:user-transformed="true">
          <draw:text-box>
            <text:p text:style-name="P2"><text:span text:style-name="T3">Cerise Talis</text:span></text:p>
            <text:p text:style-name="P3"><text:span text:style-name="T4">(she/they)</text:span></text:p>
            <text:p text:style-name="P2"><text:span text:style-name="T3"/></text:p>
            <text:p text:style-name="P2"><text:span text:style-name="T3"/></text:p>
          </draw:text-box>
        </draw:frame>
        <draw:path draw:style-name="gr1" draw:text-style-name="P4" draw:layer="layout" svg:width="2.409cm" svg:height="1.084cm" draw:transform="skewX (-0.266686309704734) rotate (-0.610690705272816) translate (17.7805142884851cm 12.1709637311255cm)" svg:viewBox="0 0 2410 1085" svg:d="M0 994c1184 464 2410-994 2410-994">
          <text:p/>
        </draw:path>
        <presentation:notes draw:style-name="dp1">
          <office:forms form:automatic-focus="false" form:apply-design-mode="false"/>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Goals</text:p>
          </draw:text-box>
        </draw:frame>
        <draw:frame presentation:style-name="pr2" draw:layer="layout" svg:width="21.46cm" svg:height="9.134cm" svg:x="1.4cm" svg:y="3.685cm" presentation:class="outline" presentation:user-transformed="true">
          <draw:text-box>
            <text:list text:style-name="L2">
              <text:list-item>
                <text:p text:style-name="P6">TK</text:p>
              </text:list-item>
            </text:list>
          </draw:text-box>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About m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Impossible to extrac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layer="layout" svg:width="22.73cm" svg:height="3.777cm" svg:x="1.4cm" svg:y="0.054cm" presentation:class="title" presentation:user-transformed="true">
          <draw:text-box>
            <text:p>“Wouldn’t quiz the player enough”</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Lacks a twis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27cm" svg:height="2.629cm" svg:x="1.4cm" svg:y="0.628cm" presentation:class="title" presentation:user-transformed="true">
          <draw:text-box>
            <text:p>“Undo stack management too futzy”</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Can’t be wordles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Requires existing trus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6" draw:text-style-name="P8" draw:layer="layout" svg:width="21.46cm" svg:height="12.19cm" svg:x="1.4cm" svg:y="-0.76cm" presentation:class="subtitle" presentation:user-transformed="true">
          <draw:text-box>
            <text:p text:style-name="P7"><text:span text:style-name="T5"><text:tab/></text:span><text:span text:style-name="T5">I am surprised that among so many rare minds who would have done this much better than I, there was no one who had the patience to unravel these things and that they almost all imitated those travelers who leaving the main road to take a crossroad remain lost in the brambles and precipices.</text:span></text:p>
          </draw:text-box>
        </draw:frame>
        <draw:frame draw:style-name="gr3" draw:text-style-name="P9" draw:layer="layout" svg:width="21.59cm" svg:height="2.229cm" svg:x="1.27cm" svg:y="9.371cm">
          <draw:text-box>
            <text:p text:style-name="P9">– René Descartes, <text:span text:style-name="T3">Meditations on First Philosophy</text:span>,<text:line-break/>as translated by John Cottingham</text:p>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Motivated by spit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Afraid of edge case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No musical bird”</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6" draw:text-style-name="P11" draw:layer="layout" svg:width="21.46cm" svg:height="12.19cm" svg:x="1.4cm" svg:y="0.232cm" presentation:class="subtitle" presentation:user-transformed="true">
          <draw:text-box>
            <text:p text:style-name="P10"><text:span text:style-name="T5"><text:tab/></text:span><text:span text:style-name="T5">The difficulty of notating a vocal line that preserves the integrity of spoken words is not a small one, but neither is it insurmountable... and the compensations are large.</text:span></text:p>
            <text:p text:style-name="P10"><text:span text:style-name="T5"><text:tab/></text:span><text:span text:style-name="T5">Few orthodox musicians would call such vocal lines "musical," and Combarieu declares that the songs of birds are not "musical" either, because they are "very difficult to take down in notation."</text:span></text:p>
            <text:p text:style-name="P10"><text:span text:style-name="T5"><text:tab/></text:span><text:span text:style-name="T5">Will some divine power please create a "musical" bird to sing the Air for G String in exact Equal Temperament for M. Combarieu?</text:span></text:p>
          </draw:text-box>
        </draw:frame>
        <draw:frame draw:style-name="gr3" draw:text-style-name="P9" draw:layer="layout" svg:width="21.59cm" svg:height="1.655cm" svg:x="1.27cm" svg:y="12.422cm">
          <draw:text-box>
            <text:p text:style-name="P9">– Harry Partch, <text:span text:style-name="T3">Genesis of a Music (2nd ed.), 45-46</text:span></text:p>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Too many ideas at the star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Solutions are non-uniqu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Induces analysis paralysi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Doesn’t work without hint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TK”</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Further reading</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bin" svg:font-family="Cabin" style:font-adornments="Regular" style:font-pitch="variable"/>
    <style:font-face style:name="Cabin1"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Segoe UI" svg:font-family="'Segoe U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Noto Sans"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141510" draw:marker-end="Arrowheads_20_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draw:stroke-dash="Dash_20_Dot_20_4" svg:stroke-width="0cm" svg:stroke-color="#cccccc" draw:marker-start-width="0.2cm" draw:marker-start-center="false" draw:marker-end-width="0.2cm" draw:marker-end-center="false" svg:stroke-opacity="0%" draw:stroke-linejoin="round" svg:stroke-linecap="butt" draw:fill="none" draw:fill-color="#eeeee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655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ext">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fo:color="#141510" loext:opacity="100%" style:text-outline="false" style:text-line-through-style="none" style:text-line-through-type="none" style:text-position="0% 100%" style:font-name="Cabin" fo:font-family="Cabin"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Quote_20_Credit" style:display-name="Quote Credit" style:family="graphic" style:parent-style-name="Text">
      <style:text-properties fo:font-size="26pt"/>
    </style:style>
    <style:style style:name="Default-background" style:family="presentation">
      <style:graphic-properties draw:stroke="none" draw:fill="solid" draw:fill-color="#a7beb0"/>
      <style:text-properties style:letter-kerning="true"/>
    </style:style>
    <style:style style:name="Default-backgroundobjects" style:family="presentation">
      <style:graphic-properties draw:stroke="solid" svg:stroke-width="0cm" svg:stroke-color="#a7beb0" draw:marker-start-width="0.2cm" draw:marker-start-center="false" draw:marker-end-width="0.2cm" draw:marker-end-center="false" svg:stroke-opacity="0%" draw:stroke-linejoin="round" svg:stroke-linecap="butt" draw:fill="solid" draw:fill-color="#d8e6e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75cm" fo:min-width="26.67cm" fo:padding-top="0cm" fo:padding-bottom="0cm" fo:padding-left="0cm" fo:padding-right="0cm" fo:wrap-option="no-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Default-backgroundobjects">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0.101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Default-outline1">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5cm" fo:margin-bottom="0cm" fo:line-height="100%" fo:text-align="justify" fo:text-indent="0cm" style:text-autospace="ideograph-alpha" style:punctuation-wrap="simple" style:line-break="strict" loext:tab-stop-distance="0cm" style:writing-mode="lr-tb" style:font-independent-line-spacing="false">
        <style:tab-stops/>
      </style:paragraph-properties>
      <style:text-properties fo:font-variant="normal" fo:text-transform="none" fo:color="#141510" loext:opacity="100%" style:text-outline="false" style:text-line-through-style="none" style:text-line-through-type="none" style:text-position="0% 100%" style:font-name="Cabin" fo:font-family="Cabin"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SC" style:font-family-asian="'Source Han Sans SC'" style:font-family-generic-asian="system" style:font-pitch-asian="variable" style:font-size-asian="32pt" style:language-asian="zh" style:country-asian="CN" style:font-style-asian="normal" style:font-weight-asian="normal" style:font-name-complex="Noto Sans" style:font-family-complex="'Noto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text-align="justify" fo:text-indent="0cm"/>
      <style:text-properties fo:font-variant="normal" fo:text-transform="none" fo:color="#141510" loext:opacity="100%" style:text-outline="false" style:text-line-through-style="none" style:text-line-through-type="none" style:font-name="Cabin" fo:font-family="Cabin" style:font-style-name="Regular"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loext:fill-use-slide-background="fals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justify"/>
      <style:text-properties fo:font-variant="normal" fo:text-transform="none" fo:color="#141b19" loext:opacity="100%" style:text-outline="false" style:text-line-through-style="none" style:text-line-through-type="none" style:font-name="Cabin" fo:font-family="Cabin" style:font-style-name="Regular" style:font-pitch="variable" fo:font-size="44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a7beb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fo:min-height="15.75cm" fo:min-width="26.67cm" loext:decorative="false"/>
    </style:style>
    <style:style style:name="Mpr2" style:family="presentation" style:parent-style-name="Default-title">
      <style:graphic-properties draw:auto-grow-height="false" fo:min-height="0.101cm" loext:decorative="false"/>
      <style:paragraph-properties style:writing-mode="lr-tb"/>
    </style:style>
    <style:style style:name="Mpr3" style:family="presentation" style:parent-style-name="Default-outline1">
      <style:graphic-properties fo:min-height="0.101cm" loext:decorative="false"/>
      <style:paragraph-properties style:writing-mode="lr-tb"/>
    </style:style>
    <style:style style:name="Mpr4" style:family="presentation" style:parent-style-name="Default-backgroundobjects">
      <style:graphic-properties draw:fill="solid" draw:fill-color="#a7beb0" fo:min-height="4.32cm" fo:min-width="7.68cm" loext:decorative="false"/>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7beb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layer="backgroundobjects" svg:width="26.67cm" svg:height="15.75cm" svg:x="0.635cm" svg:y="0cm">
        <text:p/>
        <draw:enhanced-geometry svg:viewBox="0 0 21600 21600" draw:type="rectangle" draw:enhanced-path="M 0 0 L 21600 0 21600 21600 0 21600 0 0 Z N"/>
      </draw:custom-shape>
      <draw:frame presentation:style-name="Mpr2" draw:layer="backgroundobjects" svg:width="25.27cm" svg:height="2.629cm" svg:x="1.4cm" svg:y="0.628cm" presentation:class="title">
        <draw:text-box>
          <text:p>Click to edit the title text format</text:p>
        </draw:text-box>
      </draw:frame>
      <draw:frame presentation:style-name="Mpr3" draw:layer="backgroundobjects" svg:width="21.46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4" draw:text-style-name="MP5" draw:layer="backgroundobjects" svg:width="7.68cm" svg:height="4.32cm" svg:x="20.32cm" svg:y="11.43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5:18:05.031630463</meta:creation-date>
    <dc:date>2025-10-21T18:28:15.237430204</dc:date>
    <meta:editing-duration>PT2H12M26S</meta:editing-duration>
    <meta:editing-cycles>84</meta:editing-cycles>
    <meta:generator>LibreOffice/25.8.2.2$Linux_X86_64 LibreOffice_project/580$Build-2</meta:generator>
    <meta:document-statistic meta:object-count="101"/>
  </office:meta>
</office:document-meta>
</file>